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468 Homework 3 – Theodore Church G01127117</text:p>
      <text:p text:style-name="Standard">1.</text:p>
      <text:p text:style-name="Standard"><text:tab/>1. Big endian is the “Big end” of the data IE most significant first, and little endian is the opposite “Little end” first. For an IP of 123.4.567.8 big endian would split this into 123 | 4 | 567 | 8 while little endian would split this into 8 | 567 | 4 | 123 </text:p>
      <text:p text:style-name="Standard"><text:tab/>2. 0x21436587, Network Byte representation is big endian.</text:p>
      <text:p text:style-name="Standard"><text:tab/>3. 192.124.249.68 , owned by Sucuri</text:p>
      <text:p text:style-name="Standard"><text:tab/>4. 32 bit number, each 8 bits representing a part of the address in a human readable form. For example: 123.45.67.89 , each number between the dots is a part of the IP address. These numbers can be easily converted to binary for computers.</text:p>
      <text:p text:style-name="Standard">2.</text:p>
      <text:p text:style-name="Standard"><text:tab/></text:p>
      <text:p text:style-name="Standard">3<text:tab/></text:p>
      <text:list xml:id="list5706420504579642614" text:style-name="L1">
        <text:list-item>
          <text:list>
            <text:list-item>
              <text:list>
                <text:list-item>
                  <text:p text:style-name="P1">Using SHA1 is a security vulnerability</text:p>
                </text:list-item>
                <text:list-item>
                  <text:p text:style-name="P1">There's a check on payload length but not content</text:p>
                </text:list-item>
                <text:list-item>
                  <text:p text:style-name="P1">Heartbeat for TCP</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08T12:55:23.16</meta:creation-date>
    <dc:date>2021-11-12T15:55:31.02</dc:date>
    <meta:editing-duration>P1DT17H</meta:editing-duration>
    <meta:editing-cycles>4</meta:editing-cycles>
    <meta:generator>OpenOffice/4.1.10$Win32 OpenOffice.org_project/4110m2$Build-9807</meta:generator>
    <meta:document-statistic meta:table-count="0" meta:image-count="0" meta:object-count="0" meta:page-count="1" meta:paragraph-count="12" meta:word-count="144" meta:character-count="754"/>
  </office:meta>
</office:document-meta>
</file>